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fronteiras sistêmicas e lista de restrições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Soluções sistêmicas</text:span></text:p>
      <text:p text:style-name="P1"><text:span text:style-name="T4"/></text:p>
      <text:p text:style-name="P1"><text:span text:style-name="T5"><text:s text:c="2"/>Lista de restrição </text:span></text:p>
      <text:p text:style-name="P1"><text:span text:style-name="T5"><text:s text:c="3"/>- O sistema sera criado do zero e a única restrição é que utilizar uma rede local, com servidor próprio para banco de dados.</text:span></text:p>
      <text:p text:style-name="P1"><text:span text:style-name="T5"><text:s text:c="3"/></text:span></text:p>
      <text:p text:style-name="P1"><text:span text:style-name="T5">5 passos </text:span></text:p>
      <text:p text:style-name="P1"><text:span text:style-name="T5"><text:s/>O problema é a falta de armazenamentos de dados e controle de tudo na clinica, e a opçao é fazer tudo de forma informatizada.</text:span></text:p>
      <text:p text:style-name="P1"><text:span text:style-name="T5"><text:s/>Os únicos stakeholders afetados pelo sistema serão as proprietárias e os funcionários da clinica, para os clientes nada aconteceu.</text:span></text:p>
      <text:p text:style-name="P1"><text:span text:style-name="T5"><text:s/>A fronteira da solução é somente não depender de conexão a internet.</text:span></text:p>
      <text:p text:style-name="P1"><text:span text:style-name="T5"><text:s/>Total liberdade para resolver o problema listando todas as opções de controle e armazenamento de dados e serviços da clinica.</text:span></text:p>
      <text:p text:style-name="P1"><text:span text:style-name="T6"/></text:p>
      <text:p text:style-name="P1"><text:span text:style-name="T7">Quais características você gostaria que o produto tivesse?</text:span></text:p>
      <text:p text:style-name="P1"><text:span text:style-name="T7"><text:s/>Eficiência, claro e simples para os funcionários entenderem, ter ilustrações. Ex consultório live. Conseguir mandar e-mail p clientes com data de vacina e consultas.</text:span></text:p>
      <text:p text:style-name="P1"><text:span text:style-name="T7"><text:s/>Controle de todas operações da clínica; clientes, funcionários, banho e tosa, consultas, dentro das consultas e importante ter um acompanhamento do atendimento</text:span></text:p>
      <text:p text:style-name="P1"><text:span text:style-name="T7">e retorno. Estoque de remédios e controle de todas operações financeiras.</text:span></text:p>
      <text:p text:style-name="P1"><text:span text:style-name="T8"/></text:p>
      <text:p text:style-name="P1"><text:span text:style-name="T9">Quais serviços você gostaria que o produto fornecesse?</text:span></text:p>
      <text:p text:style-name="P1"><text:span text:style-name="T9"><text:s/>armazenamento de dados </text:span></text:p>
      <text:p text:style-name="P1"><text:span text:style-name="T9"><text:s/>controle de operações </text:span></text:p>
      <text:p text:style-name="P1"><text:span text:style-name="T9"><text:s/>agendamento de clientes</text:span></text:p>
      <text:p text:style-name="P1"><text:span text:style-name="T9"><text:s/>controle de estoque</text:span></text:p>
      <text:p text:style-name="P1"><text:span text:style-name="T9"><text:s/>chat direto entre médico e cliente </text:span></text:p>
      <text:p text:style-name="P1"><text:span text:style-name="T10"/></text:p>
      <text:p text:style-name="P1"><text:span text:style-name="T11">Que informações você gostaria que o produto mantivesse?</text:span></text:p>
      <text:p text:style-name="P1"><text:span text:style-name="T11"><text:s/>Banco de dados de clientes.</text:span></text:p>
      <text:p text:style-name="P1"><text:span text:style-name="T11"><text:s/>Banco de dados de relatório de atendimentos e retorno de pacientes para gerar um autorresolução de problemas futuros de acordo com atendimentos passados </text:span></text:p>
      <text:p text:style-name="P1"><text:span text:style-name="T11">Gerar uma inteligência artificial q responda perguntas mais comuns, e atenda pacientes com o mesmo diagnostic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